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alth System Component</text:p>
      <text:p text:style-name="Standard">Default Light value</text:p>
      <text:p text:style-name="Standard">Modifiers:</text:p>
      <text:p text:style-name="Standard">→ Lampe / Leuchtwurmbau</text:p>
      <text:p text:style-name="Standard">Versteckt (Hohes Gras / in Deckungsnähe)</text:p>
      <text:p text:style-name="Standard"/>
      <text:p text:style-name="Standard">Suchfunktion in der component</text:p>
      <text:p text:style-name="Standard">wird ausgelöst sobald player gesensed wird</text:p>
      <text:p text:style-name="Standard">Gegnertyp: Schattenläufer ebenfalls mit Skills und Lichtwert</text:p>
      <text:p text:style-name="Standard">Gegenstand: Deck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8T18:10:18.25</meta:creation-date>
    <dc:date>2019-08-28T22:05:36.52</dc:date>
    <meta:editing-duration>PT3H55M19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9" meta:word-count="36" meta:character-count="266"/>
  </office:meta>
</office:document-meta>
</file>